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263" officeooo:paragraph-rsid="0001f263"/>
    </style:style>
    <style:style style:name="P2" style:family="paragraph" style:parent-style-name="Standard">
      <style:text-properties officeooo:rsid="0002844a" officeooo:paragraph-rsid="0002844a"/>
    </style:style>
    <style:style style:name="P3" style:family="paragraph" style:parent-style-name="Standard">
      <style:text-properties fo:font-weight="bold" officeooo:rsid="0001f263" officeooo:paragraph-rsid="0001f263" style:font-weight-asian="bold" style:font-weight-complex="bold"/>
    </style:style>
    <style:style style:name="P4" style:family="paragraph" style:parent-style-name="Standard">
      <style:text-properties officeooo:rsid="0003ac40" officeooo:paragraph-rsid="0003ac40"/>
    </style:style>
    <style:style style:name="T1" style:family="text">
      <style:text-properties officeooo:rsid="00028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urs Python </text:p>
      <text:p text:style-name="P3">2 semestres</text:p>
      <text:p text:style-name="P1"/>
      <text:p text:style-name="P1">Classe avec différents niveaux</text:p>
      <text:p text:style-name="P1">Cours va commencer à zero</text:p>
      <text:p text:style-name="P1">TP à plusieurs vitesses : niveau simple, niveau avancé</text:p>
      <text:p text:style-name="P1"/>
      <text:p text:style-name="P1">Le cours</text:p>
      <text:p text:style-name="P1">- 1ere partie : Nouvelles techniques <text:span text:style-name="T1">+ Corrections des TP</text:span></text:p>
      <text:p text:style-name="P1">- 2eme partie : exercices sur ces techniques</text:p>
      <text:p text:style-name="P1"/>
      <text:p text:style-name="P2">L’ensemble des exos et TP = Note de Contrôle Continu</text:p>
      <text:p text:style-name="P2">/20 (individuelle)</text:p>
      <text:p text:style-name="P2"/>
      <text:p text:style-name="P2">+ Un Projet Python à chaque semestre (groupe)</text:p>
      <text:p text:style-name="P2">Soutenance début Janvier</text:p>
      <text:p text:style-name="P2">Projet de Création avec du code (Python) + créa</text:p>
      <text:p text:style-name="P2">/20</text:p>
      <text:p text:style-name="P2"/>
      <text:p text:style-name="P4">Le Python le langage n°1 de la 3D , langage n°1 du TD (Technical Director)</text:p>
      <text:p text:style-name="P4">Dans ce cours avec Maya (Blender)</text:p>
      <text:p text:style-name="P2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09:33:46.879000000</meta:creation-date>
    <dc:date>2020-10-05T09:59:17.904000000</dc:date>
    <meta:editing-duration>PT15M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17" meta:word-count="96" meta:character-count="539" meta:non-whitespace-character-count="457"/>
  </office:meta>
</office:document-meta>
</file>